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E000000706965774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37">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1.C10" style:family="table-cell">
      <style:table-cell-properties fo:padding="0.097cm" fo:border-left="0.05pt solid #000000" fo:border-right="0.05pt solid #000000" fo:border-top="none" fo:border-bottom="0.05pt solid #000000"/>
    </style:style>
    <style:style style:name="Tableau1.C11"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199cm" fo:border-left="0.05pt solid #000000" fo:border-right="none" fo:border-top="0.05pt solid #000000" fo:border-bottom="0.05pt solid #000000"/>
    </style:style>
    <style:style style:name="Tableau2.B1" style:family="table-cell">
      <style:table-cell-properties fo:padding="0.199cm" fo:border="0.05pt solid #000000"/>
    </style:style>
    <style:style style:name="Tableau2.A2" style:family="table-cell">
      <style:table-cell-properties fo:padding="0.199cm" fo:border-left="0.05pt solid #000000" fo:border-right="none" fo:border-top="none" fo:border-bottom="0.05pt solid #000000"/>
    </style:style>
    <style:style style:name="Tableau2.B2" style:family="table-cell">
      <style:table-cell-properties fo:padding="0.199cm" fo:border-left="0.05pt solid #000000" fo:border-right="0.05pt solid #000000" fo:border-top="none" fo:border-bottom="0.05pt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8"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9" style:family="paragraph" style:parent-style-name="Standard">
      <style:paragraph-properties fo:text-align="justify" style:justify-single-word="false"/>
    </style:style>
    <style:style style:name="P10" style:family="paragraph" style:parent-style-name="Footer">
      <style:paragraph-properties fo:background-color="transparent">
        <style:background-image/>
      </style:paragraph-properties>
      <style:text-properties fo:color="#b80047"/>
    </style:style>
    <style:style style:name="P11" style:family="paragraph" style:parent-style-name="Table_20_Contents">
      <style:paragraph-properties fo:text-align="center" style:justify-single-word="false"/>
      <style:text-properties fo:font-size="14pt" style:font-size-asian="14pt" style:font-size-complex="14pt"/>
    </style:style>
    <style:style style:name="P12"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3"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4"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15" style:family="paragraph" style:parent-style-name="Standard">
      <style:paragraph-properties fo:text-align="justify" style:justify-single-word="false"/>
    </style:style>
    <style:style style:name="P16" style:family="paragraph" style:parent-style-name="Standard">
      <style:text-properties officeooo:paragraph-rsid="0038429b"/>
    </style:style>
    <style:style style:name="P17" style:family="paragraph" style:parent-style-name="Standard">
      <style:text-properties officeooo:rsid="00394aad" officeooo:paragraph-rsid="00394aad"/>
    </style:style>
    <style:style style:name="P18" style:family="paragraph" style:parent-style-name="Standard">
      <style:text-properties style:text-underline-style="solid" style:text-underline-width="auto" style:text-underline-color="font-color" fo:font-weight="bold" officeooo:rsid="003f374c" officeooo:paragraph-rsid="003f374c" style:font-weight-asian="bold" style:font-weight-complex="bold"/>
    </style:style>
    <style:style style:name="P19" style:family="paragraph" style:parent-style-name="Standard">
      <style:paragraph-properties fo:text-align="justify" style:justify-single-word="false"/>
      <style:text-properties style:text-underline-style="solid" style:text-underline-width="auto" style:text-underline-color="font-color" fo:font-weight="bold" officeooo:rsid="0040a727" officeooo:paragraph-rsid="0040a727" style:font-weight-asian="bold" style:font-weight-complex="bold"/>
    </style:style>
    <style:style style:name="P20" style:family="paragraph" style:parent-style-name="Standard">
      <style:paragraph-properties fo:text-align="start" style:justify-single-word="false"/>
      <style:text-properties officeooo:paragraph-rsid="00755178"/>
    </style:style>
    <style:style style:name="P21" style:family="paragraph" style:parent-style-name="Standard">
      <style:paragraph-properties fo:text-align="start" style:justify-single-word="false"/>
      <style:text-properties officeooo:paragraph-rsid="00764e14"/>
    </style:style>
    <style:style style:name="P22" style:family="paragraph" style:parent-style-name="Standard">
      <style:paragraph-properties fo:text-align="start" style:justify-single-word="false"/>
      <style:text-properties officeooo:rsid="004dde09" officeooo:paragraph-rsid="00a04809"/>
    </style:style>
    <style:style style:name="P23" style:family="paragraph" style:parent-style-name="Table_20_Contents">
      <style:paragraph-properties fo:text-align="center" style:justify-single-word="false"/>
      <style:text-properties fo:color="#494440" style:font-name="HelveticaNeueLT Std2" fo:font-size="14pt" officeooo:rsid="00345ef7" officeooo:paragraph-rsid="00345ef7" style:font-size-asian="14pt" style:font-size-complex="14pt"/>
    </style:style>
    <style:style style:name="P24" style:family="paragraph" style:parent-style-name="Table_20_Contents">
      <style:paragraph-properties fo:text-align="justify" style:justify-single-word="false"/>
      <style:text-properties fo:color="#494440" style:font-name="HelveticaNeueLT Std2" fo:font-weight="bold" officeooo:paragraph-rsid="0038429b" style:font-weight-asian="bold" style:font-weight-complex="bold"/>
    </style:style>
    <style:style style:name="P25" style:family="paragraph" style:parent-style-name="Table_20_Contents">
      <style:paragraph-properties fo:text-align="justify" style:justify-single-word="false"/>
      <style:text-properties fo:color="#494440" style:font-name="HelveticaNeueLT Std2" officeooo:paragraph-rsid="0038429b"/>
    </style:style>
    <style:style style:name="P26" style:family="paragraph" style:parent-style-name="Contents_20_Heading">
      <style:paragraph-properties fo:break-before="page"/>
    </style:style>
    <style:style style:name="P27" style:family="paragraph" style:parent-style-name="Heading_20_1">
      <style:text-properties officeooo:rsid="00423618" officeooo:paragraph-rsid="00423618"/>
    </style:style>
    <style:style style:name="P28"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29" style:family="paragraph" style:parent-style-name="Heading_20_1">
      <style:paragraph-properties fo:break-before="page"/>
      <style:text-properties officeooo:rsid="00423618" officeooo:paragraph-rsid="00423618"/>
    </style:style>
    <style:style style:name="P30" style:family="paragraph" style:parent-style-name="Heading_20_1">
      <style:paragraph-properties fo:break-before="page"/>
      <style:text-properties officeooo:rsid="00423618" officeooo:paragraph-rsid="00427577"/>
    </style:style>
    <style:style style:name="P31" style:family="paragraph" style:parent-style-name="Heading_20_1">
      <style:paragraph-properties fo:break-before="page"/>
      <style:text-properties officeooo:rsid="00423618" officeooo:paragraph-rsid="0043958c"/>
    </style:style>
    <style:style style:name="P32" style:family="paragraph" style:parent-style-name="Heading_20_1">
      <style:paragraph-properties fo:break-before="page"/>
      <style:text-properties officeooo:rsid="00423618" officeooo:paragraph-rsid="0044961c"/>
    </style:style>
    <style:style style:name="P33" style:family="paragraph" style:parent-style-name="Heading_20_1">
      <style:paragraph-properties fo:break-before="page"/>
      <style:text-properties officeooo:rsid="00423618" officeooo:paragraph-rsid="00466a89"/>
    </style:style>
    <style:style style:name="P34" style:family="paragraph" style:parent-style-name="Heading_20_1">
      <style:paragraph-properties fo:text-align="start" style:justify-single-word="false" fo:break-before="page"/>
      <style:text-properties officeooo:rsid="00423618" officeooo:paragraph-rsid="00946baf"/>
    </style:style>
    <style:style style:name="P35" style:family="paragraph" style:parent-style-name="Heading_20_1">
      <style:paragraph-properties fo:text-align="start" style:justify-single-word="false" fo:break-before="page"/>
      <style:text-properties officeooo:rsid="00a1a9ba" officeooo:paragraph-rsid="00a1a9ba"/>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text-align="justify" style:justify-single-word="false"/>
      <style:text-properties style:text-underline-style="none" officeooo:paragraph-rsid="003642f2" style:text-underline-mode="continuous" style:text-overline-mode="continuous" style:text-line-through-mode="continuous" fo:background-color="transparent"/>
    </style:style>
    <style:style style:name="P38" style:family="paragraph" style:parent-style-name="Text_20_body">
      <style:text-properties officeooo:paragraph-rsid="00423618"/>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ext-properties officeooo:paragraph-rsid="00423618"/>
    </style:style>
    <style:style style:name="P41" style:family="paragraph" style:parent-style-name="Text_20_body">
      <style:paragraph-properties fo:text-align="start" style:justify-single-word="false"/>
      <style:text-properties officeooo:paragraph-rsid="00479d84"/>
    </style:style>
    <style:style style:name="P42" style:family="paragraph" style:parent-style-name="Text_20_body">
      <style:paragraph-properties fo:text-align="start" style:justify-single-word="false"/>
      <style:text-properties officeooo:paragraph-rsid="00562395"/>
    </style:style>
    <style:style style:name="P43" style:family="paragraph" style:parent-style-name="Text_20_body">
      <style:paragraph-properties fo:text-align="start" style:justify-single-word="false"/>
      <style:text-properties officeooo:paragraph-rsid="0056e503"/>
    </style:style>
    <style:style style:name="P44" style:family="paragraph" style:parent-style-name="Text_20_body">
      <style:paragraph-properties fo:text-align="start" style:justify-single-word="false"/>
      <style:text-properties officeooo:paragraph-rsid="005ee0bd"/>
    </style:style>
    <style:style style:name="P45" style:family="paragraph" style:parent-style-name="Text_20_body">
      <style:paragraph-properties fo:text-align="start" style:justify-single-word="false"/>
      <style:text-properties officeooo:paragraph-rsid="0066ef12"/>
    </style:style>
    <style:style style:name="P46" style:family="paragraph" style:parent-style-name="Text_20_body">
      <style:paragraph-properties fo:text-align="start" style:justify-single-word="false"/>
      <style:text-properties officeooo:paragraph-rsid="0064a058"/>
    </style:style>
    <style:style style:name="P47" style:family="paragraph" style:parent-style-name="Text_20_body">
      <style:paragraph-properties fo:text-align="start" style:justify-single-word="false"/>
      <style:text-properties officeooo:paragraph-rsid="0071e227"/>
    </style:style>
    <style:style style:name="P48" style:family="paragraph" style:parent-style-name="Text_20_body">
      <style:paragraph-properties fo:text-align="start" style:justify-single-word="false"/>
      <style:text-properties officeooo:paragraph-rsid="007399e6"/>
    </style:style>
    <style:style style:name="P49" style:family="paragraph" style:parent-style-name="Text_20_body">
      <style:paragraph-properties fo:text-align="start" style:justify-single-word="false"/>
      <style:text-properties officeooo:paragraph-rsid="007afe52"/>
    </style:style>
    <style:style style:name="P50" style:family="paragraph" style:parent-style-name="Text_20_body">
      <style:paragraph-properties fo:text-align="start" style:justify-single-word="false"/>
      <style:text-properties officeooo:paragraph-rsid="00466a89"/>
    </style:style>
    <style:style style:name="P51" style:family="paragraph" style:parent-style-name="Text_20_body">
      <style:paragraph-properties fo:text-align="start" style:justify-single-word="false"/>
      <style:text-properties officeooo:paragraph-rsid="007ca4a3"/>
    </style:style>
    <style:style style:name="P52" style:family="paragraph" style:parent-style-name="Text_20_body">
      <style:paragraph-properties fo:text-align="start" style:justify-single-word="false"/>
      <style:text-properties officeooo:paragraph-rsid="00878330"/>
    </style:style>
    <style:style style:name="P53" style:family="paragraph" style:parent-style-name="Text_20_body">
      <style:paragraph-properties fo:text-align="start" style:justify-single-word="false"/>
      <style:text-properties officeooo:paragraph-rsid="008cd0c8"/>
    </style:style>
    <style:style style:name="P54" style:family="paragraph" style:parent-style-name="Text_20_body">
      <style:paragraph-properties fo:text-align="start" style:justify-single-word="false"/>
      <style:text-properties officeooo:paragraph-rsid="008e8b81"/>
    </style:style>
    <style:style style:name="P55" style:family="paragraph" style:parent-style-name="Text_20_body">
      <style:paragraph-properties fo:text-align="start" style:justify-single-word="false"/>
      <style:text-properties officeooo:paragraph-rsid="00a1a9ba"/>
    </style:style>
    <style:style style:name="P56" style:family="paragraph" style:parent-style-name="Text_20_body">
      <style:paragraph-properties fo:text-align="start" style:justify-single-word="false"/>
      <style:text-properties officeooo:rsid="00479d84" officeooo:paragraph-rsid="00497f77"/>
    </style:style>
    <style:style style:name="P57" style:family="paragraph" style:parent-style-name="Text_20_body">
      <style:paragraph-properties fo:text-align="start" style:justify-single-word="false"/>
      <style:text-properties officeooo:rsid="004d1b2d" officeooo:paragraph-rsid="004d1b2d"/>
    </style:style>
    <style:style style:name="P58" style:family="paragraph" style:parent-style-name="Text_20_body">
      <style:paragraph-properties fo:text-align="start" style:justify-single-word="false"/>
      <style:text-properties officeooo:rsid="004dd11a" officeooo:paragraph-rsid="004dd11a"/>
    </style:style>
    <style:style style:name="P59" style:family="paragraph" style:parent-style-name="Text_20_body">
      <style:paragraph-properties fo:text-align="start" style:justify-single-word="false"/>
      <style:text-properties officeooo:rsid="004dde09" officeooo:paragraph-rsid="004dde09"/>
    </style:style>
    <style:style style:name="P60" style:family="paragraph" style:parent-style-name="Text_20_body">
      <style:paragraph-properties fo:text-align="start" style:justify-single-word="false"/>
      <style:text-properties officeooo:rsid="004dde09" officeooo:paragraph-rsid="005d5278"/>
    </style:style>
    <style:style style:name="P61" style:family="paragraph" style:parent-style-name="Text_20_body">
      <style:paragraph-properties fo:text-align="start" style:justify-single-word="false"/>
      <style:text-properties officeooo:rsid="004dde09" officeooo:paragraph-rsid="0068c20e"/>
    </style:style>
    <style:style style:name="P62" style:family="paragraph" style:parent-style-name="Text_20_body">
      <style:paragraph-properties fo:text-align="start" style:justify-single-word="false"/>
      <style:text-properties officeooo:rsid="004dde09" officeooo:paragraph-rsid="0071c7e5"/>
    </style:style>
    <style:style style:name="P63" style:family="paragraph" style:parent-style-name="Text_20_body">
      <style:paragraph-properties fo:text-align="start" style:justify-single-word="false"/>
      <style:text-properties officeooo:rsid="004dde09" officeooo:paragraph-rsid="0071e227"/>
    </style:style>
    <style:style style:name="P64" style:family="paragraph" style:parent-style-name="Text_20_body">
      <style:paragraph-properties fo:text-align="start" style:justify-single-word="false"/>
      <style:text-properties officeooo:rsid="004dde09" officeooo:paragraph-rsid="007ca4a3"/>
    </style:style>
    <style:style style:name="P65" style:family="paragraph" style:parent-style-name="Text_20_body">
      <style:paragraph-properties fo:text-align="start" style:justify-single-word="false"/>
      <style:text-properties officeooo:rsid="004dde09" officeooo:paragraph-rsid="008cd0c8"/>
    </style:style>
    <style:style style:name="P66" style:family="paragraph" style:parent-style-name="Text_20_body">
      <style:paragraph-properties fo:text-align="start" style:justify-single-word="false"/>
      <style:text-properties officeooo:rsid="004dde09" officeooo:paragraph-rsid="008f9047"/>
    </style:style>
    <style:style style:name="P67" style:family="paragraph" style:parent-style-name="Text_20_body">
      <style:paragraph-properties fo:text-align="start" style:justify-single-word="false"/>
      <style:text-properties officeooo:rsid="004dde09" officeooo:paragraph-rsid="00946baf"/>
    </style:style>
    <style:style style:name="P68" style:family="paragraph" style:parent-style-name="Text_20_body">
      <style:paragraph-properties fo:text-align="start" style:justify-single-word="false"/>
      <style:text-properties officeooo:rsid="004e27a2" officeooo:paragraph-rsid="004e27a2"/>
    </style:style>
    <style:style style:name="P69" style:family="paragraph" style:parent-style-name="Text_20_body">
      <style:paragraph-properties fo:text-align="start" style:justify-single-word="false"/>
      <style:text-properties officeooo:rsid="004e27a2" officeooo:paragraph-rsid="008f9047"/>
    </style:style>
    <style:style style:name="P70" style:family="paragraph" style:parent-style-name="Text_20_body">
      <style:paragraph-properties fo:text-align="start" style:justify-single-word="false"/>
      <style:text-properties officeooo:rsid="004e27a2" officeooo:paragraph-rsid="0091e1ca"/>
    </style:style>
    <style:style style:name="P71" style:family="paragraph" style:parent-style-name="Text_20_body">
      <style:paragraph-properties fo:text-align="start" style:justify-single-word="false"/>
      <style:text-properties officeooo:rsid="004e27a2" officeooo:paragraph-rsid="009e49e7"/>
    </style:style>
    <style:style style:name="P72" style:family="paragraph" style:parent-style-name="Text_20_body">
      <style:paragraph-properties fo:text-align="start" style:justify-single-word="false"/>
      <style:text-properties officeooo:rsid="00628ffc" officeooo:paragraph-rsid="00628ffc"/>
    </style:style>
    <style:style style:name="P73" style:family="paragraph" style:parent-style-name="Text_20_body">
      <style:paragraph-properties fo:text-align="start" style:justify-single-word="false"/>
      <style:text-properties officeooo:rsid="00638ae0" officeooo:paragraph-rsid="0064a058"/>
    </style:style>
    <style:style style:name="P74" style:family="paragraph" style:parent-style-name="Text_20_body">
      <style:paragraph-properties fo:text-align="start" style:justify-single-word="false"/>
      <style:text-properties officeooo:rsid="006db804" officeooo:paragraph-rsid="006db804"/>
    </style:style>
    <style:style style:name="P75" style:family="paragraph" style:parent-style-name="Text_20_body">
      <style:paragraph-properties fo:text-align="start" style:justify-single-word="false"/>
      <style:text-properties officeooo:rsid="006db804" officeooo:paragraph-rsid="006dc7da"/>
    </style:style>
    <style:style style:name="P76" style:family="paragraph" style:parent-style-name="Text_20_body">
      <style:paragraph-properties fo:text-align="start" style:justify-single-word="false"/>
      <style:text-properties officeooo:rsid="00796a1e" officeooo:paragraph-rsid="00796a1e"/>
    </style:style>
    <style:style style:name="P77" style:family="paragraph" style:parent-style-name="Text_20_body">
      <style:paragraph-properties fo:text-align="start" style:justify-single-word="false"/>
      <style:text-properties officeooo:rsid="007a49c3" officeooo:paragraph-rsid="007a49c3"/>
    </style:style>
    <style:style style:name="P78" style:family="paragraph" style:parent-style-name="Text_20_body">
      <style:paragraph-properties fo:text-align="start" style:justify-single-word="false"/>
      <style:text-properties officeooo:rsid="0090aac7" officeooo:paragraph-rsid="009e49e7"/>
    </style:style>
    <style:style style:name="P79" style:family="paragraph" style:parent-style-name="Text_20_body">
      <style:paragraph-properties fo:text-align="start" style:justify-single-word="false"/>
      <style:text-properties officeooo:rsid="009c4c46" officeooo:paragraph-rsid="009c4c46"/>
    </style:style>
    <style:style style:name="P80" style:family="paragraph" style:parent-style-name="Text_20_body">
      <style:text-properties officeooo:paragraph-rsid="00a480f6"/>
    </style:style>
    <style:style style:name="P81" style:family="paragraph" style:parent-style-name="Text_20_body">
      <style:text-properties officeooo:rsid="00a6a4e5" officeooo:paragraph-rsid="00a6a4e5"/>
    </style:style>
    <style:style style:name="P82" style:family="paragraph" style:parent-style-name="Text_20_body">
      <style:paragraph-properties fo:text-align="start" style:justify-single-word="false"/>
      <style:text-properties officeooo:rsid="00a6a4e5" officeooo:paragraph-rsid="00a6a4e5"/>
    </style:style>
    <style:style style:name="P83" style:family="paragraph">
      <style:paragraph-properties fo:text-align="center"/>
    </style:style>
    <style:style style:name="T1" style:family="text">
      <style:text-properties fo:color="#ffffff" style:font-name="HelveticaNeueLT Std2" fo:font-weight="bold" style:font-weight-asian="bold" style:font-weight-complex="bold"/>
    </style:style>
    <style:style style:name="T2" style:family="text">
      <style:text-properties fo:color="#494440" style:font-name="HelveticaNeueLT Std2"/>
    </style:style>
    <style:style style:name="T3" style:family="text">
      <style:text-properties fo:color="#494440" style:font-name="HelveticaNeueLT Std2" style:text-underline-style="none"/>
    </style:style>
    <style:style style:name="T4" style:family="text">
      <style:text-properties fo:color="#494440" style:font-name="HelveticaNeueLT Std2" officeooo:rsid="0038f656"/>
    </style:style>
    <style:style style:name="T5" style:family="text">
      <style:text-properties officeooo:rsid="0032f48e"/>
    </style:style>
    <style:style style:name="T6" style:family="text">
      <style:text-properties officeooo:rsid="00345ef7"/>
    </style:style>
    <style:style style:name="T7" style:family="text">
      <style:text-properties officeooo:rsid="003642f2"/>
    </style:style>
    <style:style style:name="T8" style:family="text">
      <style:text-properties officeooo:rsid="003c0635"/>
    </style:style>
    <style:style style:name="T9" style:family="text">
      <style:text-properties officeooo:rsid="003da4cd"/>
    </style:style>
    <style:style style:name="T10" style:family="text">
      <style:text-properties officeooo:rsid="003e92b5"/>
    </style:style>
    <style:style style:name="T11" style:family="text">
      <style:text-properties officeooo:rsid="00423618"/>
    </style:style>
    <style:style style:name="T12" style:family="text">
      <style:text-properties officeooo:rsid="00479d84"/>
    </style:style>
    <style:style style:name="T13" style:family="text">
      <style:text-properties officeooo:rsid="00497f77"/>
    </style:style>
    <style:style style:name="T14" style:family="text">
      <style:text-properties officeooo:rsid="004dde09"/>
    </style:style>
    <style:style style:name="T15" style:family="text">
      <style:text-properties officeooo:rsid="004e27a2"/>
    </style:style>
    <style:style style:name="T16" style:family="text">
      <style:text-properties officeooo:rsid="004ee0cc"/>
    </style:style>
    <style:style style:name="T17" style:family="text">
      <style:text-properties officeooo:rsid="004f3de2"/>
    </style:style>
    <style:style style:name="T18" style:family="text">
      <style:text-properties officeooo:rsid="0050819b"/>
    </style:style>
    <style:style style:name="T19" style:family="text">
      <style:text-properties officeooo:rsid="00526721"/>
    </style:style>
    <style:style style:name="T20" style:family="text">
      <style:text-properties officeooo:rsid="0057ac6b"/>
    </style:style>
    <style:style style:name="T21" style:family="text">
      <style:text-properties officeooo:rsid="005ba172"/>
    </style:style>
    <style:style style:name="T22" style:family="text">
      <style:text-properties officeooo:rsid="005d205b"/>
    </style:style>
    <style:style style:name="T23" style:family="text">
      <style:text-properties officeooo:rsid="005d5278"/>
    </style:style>
    <style:style style:name="T24" style:family="text">
      <style:text-properties officeooo:rsid="005ee0bd"/>
    </style:style>
    <style:style style:name="T25" style:family="text">
      <style:text-properties officeooo:rsid="0064a058"/>
    </style:style>
    <style:style style:name="T26" style:family="text">
      <style:text-properties officeooo:rsid="0066ef12"/>
    </style:style>
    <style:style style:name="T27" style:family="text">
      <style:text-properties officeooo:rsid="0068c20e"/>
    </style:style>
    <style:style style:name="T28" style:family="text">
      <style:text-properties officeooo:rsid="006db804"/>
    </style:style>
    <style:style style:name="T29" style:family="text">
      <style:text-properties officeooo:rsid="006dc7da"/>
    </style:style>
    <style:style style:name="T30" style:family="text">
      <style:text-properties officeooo:rsid="006f880e"/>
    </style:style>
    <style:style style:name="T31" style:family="text">
      <style:text-properties officeooo:rsid="0071c7e5"/>
    </style:style>
    <style:style style:name="T32" style:family="text">
      <style:text-properties officeooo:rsid="00796dc1"/>
    </style:style>
    <style:style style:name="T33" style:family="text">
      <style:text-properties officeooo:rsid="007a49c3"/>
    </style:style>
    <style:style style:name="T34" style:family="text">
      <style:text-properties officeooo:rsid="007ca4a3"/>
    </style:style>
    <style:style style:name="T35" style:family="text">
      <style:text-properties officeooo:rsid="0088cb48"/>
    </style:style>
    <style:style style:name="T36" style:family="text">
      <style:text-properties officeooo:rsid="0089a181"/>
    </style:style>
    <style:style style:name="T37" style:family="text">
      <style:text-properties officeooo:rsid="008a5e85"/>
    </style:style>
    <style:style style:name="T38" style:family="text">
      <style:text-properties officeooo:rsid="008af952"/>
    </style:style>
    <style:style style:name="T39" style:family="text">
      <style:text-properties officeooo:rsid="008b2cef"/>
    </style:style>
    <style:style style:name="T40" style:family="text">
      <style:text-properties officeooo:rsid="008cd0c8"/>
    </style:style>
    <style:style style:name="T41" style:family="text">
      <style:text-properties officeooo:rsid="008e8b81"/>
    </style:style>
    <style:style style:name="T42" style:family="text">
      <style:text-properties officeooo:rsid="0090aac7"/>
    </style:style>
    <style:style style:name="T43" style:family="text">
      <style:text-properties officeooo:rsid="0091e1ca"/>
    </style:style>
    <style:style style:name="T44" style:family="text">
      <style:text-properties officeooo:rsid="0091f1ea"/>
    </style:style>
    <style:style style:name="T45" style:family="text">
      <style:text-properties officeooo:rsid="00946baf"/>
    </style:style>
    <style:style style:name="T46" style:family="text">
      <style:text-properties officeooo:rsid="009e49e7"/>
    </style:style>
    <style:style style:name="T47" style:family="text">
      <style:text-properties officeooo:rsid="00a3573a"/>
    </style:style>
    <style:style style:name="T48" style:family="text">
      <style:text-properties officeooo:rsid="00a480f6"/>
    </style:style>
    <style:style style:name="T49" style:family="text">
      <style:text-properties officeooo:rsid="00a6d4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2LVL1" text:bullet-char="•">
        <style:list-level-properties text:space-before="0.635cm"/>
        <style:text-properties style:font-name="OpenSymbol1"/>
      </text:list-level-style-bullet>
      <text:list-level-style-bullet text:level="2" text:style-name="WW_5f_CharLFO2LVL2" text:bullet-char="◦">
        <style:list-level-properties text:space-before="0.635cm"/>
        <style:text-properties style:font-name="OpenSymbol1"/>
      </text:list-level-style-bullet>
      <text:list-level-style-bullet text:level="3" text:style-name="WW_5f_CharLFO2LVL3" text:bullet-char="▪">
        <style:list-level-properties text:space-before="0.635cm"/>
        <style:text-properties style:font-name="OpenSymbol1"/>
      </text:list-level-style-bullet>
      <text:list-level-style-bullet text:level="4" text:style-name="WW_5f_CharLFO2LVL4" text:bullet-char="•">
        <style:list-level-properties text:space-before="0.635cm"/>
        <style:text-properties style:font-name="OpenSymbol1"/>
      </text:list-level-style-bullet>
      <text:list-level-style-bullet text:level="5" text:style-name="WW_5f_CharLFO2LVL5" text:bullet-char="◦">
        <style:list-level-properties text:space-before="0.635cm"/>
        <style:text-properties style:font-name="OpenSymbol1"/>
      </text:list-level-style-bullet>
      <text:list-level-style-bullet text:level="6" text:style-name="WW_5f_CharLFO2LVL6" text:bullet-char="▪">
        <style:list-level-properties text:space-before="0.635cm"/>
        <style:text-properties style:font-name="OpenSymbol1"/>
      </text:list-level-style-bullet>
      <text:list-level-style-bullet text:level="7" text:style-name="WW_5f_CharLFO2LVL7" text:bullet-char="•">
        <style:list-level-properties text:space-before="0.635cm"/>
        <style:text-properties style:font-name="OpenSymbol1"/>
      </text:list-level-style-bullet>
      <text:list-level-style-bullet text:level="8" text:style-name="WW_5f_CharLFO2LVL8" text:bullet-char="◦">
        <style:list-level-properties text:space-before="0.635cm"/>
        <style:text-properties style:font-name="OpenSymbol1"/>
      </text:list-level-style-bullet>
      <text:list-level-style-bullet text:level="9" text:style-name="WW_5f_CharLFO2LVL9" text:bullet-char="▪">
        <style:list-level-properties text:space-before="0.635cm"/>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rect text:anchor-type="paragraph" draw:z-index="56" draw:style-name="gr4" draw:text-style-name="P83" svg:width="21.139cm" svg:height="29.922cm" svg:x="-3.422cm" svg:y="-2.986cm"><text:p/></draw:rect>CathyMini</text:p>
      <text:p text:style-name="P8">Projet d'intégration ECOM</text:p>
      <text:p text:style-name="P6"/>
      <text:p text:style-name="P7"/>
      <text:p text:style-name="P7"/>
      <text:p text:style-name="P7"/>
      <text:p text:style-name="P7"/>
      <text:p text:style-name="P2">C<text:span text:style-name="T5">onduite De Projet</text:span></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13">Auteur</text:p>
          </table:table-cell>
          <table:table-cell table:style-name="Tableau1.A1" office:value-type="string">
            <text:p text:style-name="P13">Date</text:p>
          </table:table-cell>
          <table:table-cell table:style-name="Tableau1.C1" office:value-type="string">
            <text:p text:style-name="P13">Description</text:p>
          </table:table-cell>
        </table:table-row>
        <table:table-row>
          <table:table-cell table:style-name="Tableau1.A2" office:value-type="string">
            <text:p text:style-name="P23">Florent <text:s/>Huguet</text:p>
          </table:table-cell>
          <table:table-cell table:style-name="Tableau1.B2" office:value-type="date" office:date-value="2013-12-18">
            <text:p text:style-name="P14">1<text:span text:style-name="T6">8</text:span>/1<text:span text:style-name="T6">2</text:span>/13</text:p>
          </table:table-cell>
          <table:table-cell table:style-name="Tableau1.C11" office:value-type="string">
            <text:p text:style-name="P14">Version Initiale</text:p>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C11"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C11"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C11"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C11" office:value-type="string">
            <text:p text:style-name="P12"/>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11"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11"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11"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11"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11" office:value-type="string">
            <text:p text:style-name="P11"/>
          </table:table-cell>
        </table:table-row>
      </table:table>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6">Table des matières</text:p>
          </text:index-title>
          <text:p text:style-name="P36"><text:s/>1 Introduction<text:tab/>4</text:p>
          <text:p text:style-name="P36"><text:s/>2 Organisation de l'équipe<text:tab/>4</text:p>
          <text:p text:style-name="P36"><text:s/>3 Sprint 0 terminé le 4 Novembre<text:tab/>5</text:p>
          <text:p text:style-name="P36"><text:s/>4 Sprint 1 du 4 Novembre au 11 Novembre<text:tab/>6</text:p>
          <text:p text:style-name="P36"><text:s/>5 Sprint 2 du 11 Novembre au 18 Novembre<text:tab/>8</text:p>
          <text:p text:style-name="P36"><text:s/>6 Sprint 3 du 18 Novembre au 25 Novembre<text:tab/>9</text:p>
          <text:p text:style-name="P36"><text:s/>7 Sprint 4 du 25 Novembre au 2 Décembre<text:tab/>10</text:p>
          <text:p text:style-name="P36"><text:s/>8 Sprint 5 du 2 Décembre au 9 Décembre<text:tab/>11</text:p>
          <text:p text:style-name="P36"><text:s/>9 Sprint 6 du 9 Décembre au 16 Décembre<text:tab/>12</text:p>
          <text:p text:style-name="P36"><text:s/>10 Sprint 7 du 16 Décembre au 17 Décembre<text:tab/>13</text:p>
          <text:p text:style-name="P36"><text:s/>11 Conclusion<text:tab/>14</text:p>
        </text:index-body>
      </text:table-of-content>
      <text:p text:style-name="P4"/>
      <text:h text:style-name="P28" text:outline-level="1">Introduction</text:h>
      <text:p text:style-name="P37"><text:tab/>Nous allons mettre en place un site de commerce en ligne qui permettra aux femmes d'acheter leur produit de protection hygiénique. <text:span text:style-name="T7">Ce projet a été mené suivant les concept de la méthodologie agile Scrum, au vu du temps et de la taille de l'équipe.</text:span></text:p>
      <text:p text:style-name="P37"/>
      <text:h text:style-name="Heading_20_1" text:outline-level="1">Organisation de l'équipe</text:h>
      <text:p text:style-name="P9"><text:span text:style-name="T3"><text:tab/>L'équipe de projet est composé d'Anaelle Bernard, <text:s/>Corentin Dijoux, Florent Huguet, Pierrick Rassat et Yann Uzel.</text:span></text:p>
      <text:p text:style-name="P9"><text:span text:style-name="T3"/></text:p>
      <text:p text:style-name="P19"><text:span text:style-name="T2">Scrum master :</text:span></text:p>
      <text:p text:style-name="P9"/>
      <text:p text:style-name="P9"><text:tab/><text:span text:style-name="T2">Nous avons choisi de ne pas désigner un seul Scrum Master, mais que chacun puisse être Scrum Master durant le projet. </text:span><text:span text:style-name="T4">Ce choix avait pour but de permettre à chacun de se mettre dans ce rôle et qu'il ne soit pas assumé par une seule personne lors du projet.</text:span></text:p>
      <text:p text:style-name="P9"/>
      <text:p text:style-name="P9"/>
      <table:table table:name="Tableau2" table:style-name="Tableau2">
        <table:table-column table:style-name="Tableau2.A"/>
        <table:table-column table:style-name="Tableau2.B"/>
        <table:table-row>
          <table:table-cell table:style-name="Tableau2.A1" office:value-type="string">
            <text:p text:style-name="P24">Nom</text:p>
          </table:table-cell>
          <table:table-cell table:style-name="Tableau2.B1" office:value-type="string">
            <text:p text:style-name="P24">Période</text:p>
          </table:table-cell>
        </table:table-row>
        <table:table-row>
          <table:table-cell table:style-name="Tableau2.A2" office:value-type="string">
            <text:p text:style-name="P25">Corentin Dijoux</text:p>
          </table:table-cell>
          <table:table-cell table:style-name="Tableau2.B2" office:value-type="string">
            <text:p text:style-name="P25">14/10/2013 (S42) - 27/10/2013 (S43)</text:p>
          </table:table-cell>
        </table:table-row>
        <table:table-row>
          <table:table-cell table:style-name="Tableau2.A2" office:value-type="string">
            <text:p text:style-name="P25">Florent Huguet</text:p>
          </table:table-cell>
          <table:table-cell table:style-name="Tableau2.B2" office:value-type="string">
            <text:p text:style-name="P25">28/10/2013 (S44) - 10/11/2013 (S45)</text:p>
          </table:table-cell>
        </table:table-row>
        <table:table-row>
          <table:table-cell table:style-name="Tableau2.A2" office:value-type="string">
            <text:p text:style-name="P25">Pierrick Rassat</text:p>
          </table:table-cell>
          <table:table-cell table:style-name="Tableau2.B2" office:value-type="string">
            <text:p text:style-name="P25">11/11/2013 (S46) - 24/11/2013 (S47)</text:p>
          </table:table-cell>
        </table:table-row>
        <table:table-row>
          <table:table-cell table:style-name="Tableau2.A2" office:value-type="string">
            <text:p text:style-name="P25">Yann Uzel</text:p>
          </table:table-cell>
          <table:table-cell table:style-name="Tableau2.B2" office:value-type="string">
            <text:p text:style-name="P25">25/11/2013 (S48) - 08/12/2013 (S49)</text:p>
          </table:table-cell>
        </table:table-row>
        <table:table-row>
          <table:table-cell table:style-name="Tableau2.A2" office:value-type="string">
            <text:p text:style-name="P25">Anaelle Bernard</text:p>
          </table:table-cell>
          <table:table-cell table:style-name="Tableau2.B2" office:value-type="string">
            <text:p text:style-name="P25">09/12/2013 (S50) – 20/12/2013 (S51)</text:p>
          </table:table-cell>
        </table:table-row>
      </table:table>
      <text:p text:style-name="P16"/>
      <text:p text:style-name="P17"/>
      <text:p text:style-name="P18">Durée du sprint :</text:p>
      <text:p text:style-name="P17"/>
      <text:p text:style-name="P17">Nous avons choisit de faire des sprints de une semaine du Lundi au Lundi, afin d'avoir une meilleure réactivité sur les problèmes que nous pouvions rencontrer et pouvoir cibler des fonctionnalités chaque semaine. Nous avons choisit le Lundi comme jour de début et de fin de sprint car c'était le seul jour avec le Vendredi où nous étions tous présents à l'IMAG, car nous avons trois alternants dans le groupe. <text:span text:style-name="T8">N</text:span>ous ne voulions pas <text:span text:style-name="T9">non plus </text:span>couper le Vendredi par un changement de sprint, mais plutôt <text:span text:style-name="T9">garder se jour pour </text:span>nous <text:span text:style-name="T9">réunir et nous </text:span>concentrer sur le sprint actuel en ayant quelque jours <text:span text:style-name="T9">avant et après</text:span> pour commencer <text:span text:style-name="T10">et</text:span> finir les tâches.</text:p>
      <text:p text:style-name="P17"><text:soft-page-break/></text:p>
      <text:h text:style-name="P27" text:outline-level="1">Sprint 0 termin<text:span text:style-name="T49">é</text:span> le 4 Novembre</text:h>
      <text:p text:style-name="P38"><text:span text:style-name="T47">Voici les billets que nous avons réaliser en préparation de se projet :</text:span></text:p>
      <text:p text:style-name="P80"><text:span text:style-name="T47">- Création du projet avec les librairies utilisées pour le développement ( Angular, bootstrap, maven … )</text:span></text:p>
      <text:p text:style-name="P80"><text:span text:style-name="T47">- Mise en place du serveur glassfish</text:span></text:p>
      <text:p text:style-name="P80"><text:span text:style-name="T47">- Mise en place d'un gestionnaire de version (Git via GitHub)</text:span></text:p>
      <text:p text:style-name="P80"><text:span text:style-name="T47">- Création d'une façade REST pour faire le lien entre le client et le serveur</text:span></text:p>
      <text:p text:style-name="P80"><text:span text:style-name="T47">- Implémentation des beans entity et mapping de la base de donnée</text:span></text:p>
      <text:p text:style-name="P80"><text:span text:style-name="T47">- Création des pages d'administration pour tester les beans sessions et les beans entity</text:span></text:p>
      <text:p text:style-name="P80"/>
      <text:p text:style-name="P81"><text:span text:style-name="T47">O</text:span>n ne peut pas vraiment considérer ce sprint comme notre premier sprint, étant donné que nous n'avions pas réellement affecté les tâches à des personnes particulière.</text:p>
      <text:p text:style-name="P38"/>
      <text:h text:style-name="P29" text:outline-level="1">Sprint 1 <text:span text:style-name="T12">du 4 Novembre au 11 Novembre</text:span></text:h>
      <text:p text:style-name="P59">Voici la liste des billets que nous avons réalisé lors de se sprint :</text:p>
      <text:p text:style-name="P59"><text:tab/>- <text:span text:style-name="T15">Ajouter un produit</text:span></text:p>
      <text:p text:style-name="P59"><text:span text:style-name="T15"><text:tab/>- Éditer un produit</text:span></text:p>
      <text:p text:style-name="P59"><text:span text:style-name="T15"><text:tab/>- Supprimer un produit</text:span></text:p>
      <text:p text:style-name="P68"><text:tab/>- Changer la quantité dans le caddie (IHM)</text:p>
      <text:p text:style-name="P68"><text:tab/>- Ajouter des produits aux caddies (IHM)</text:p>
      <text:p text:style-name="P68"><text:tab/>- Afficher <text:span text:style-name="T17">la</text:span> liste de<text:span text:style-name="T17">s</text:span> produits </text:p>
      <text:p text:style-name="P68"><text:tab/>- <text:span text:style-name="T16">Gestion de la session utilisateur (Java)</text:span></text:p>
      <text:p text:style-name="P68"><text:span text:style-name="T16"><text:tab/>- Rechercher un produit par nom, type et prix</text:span></text:p>
      <text:p text:style-name="P68"><text:span text:style-name="T16"/></text:p>
      <text:p text:style-name="P43"><text:span text:style-name="T18">Et voici la liste des billets que nous avions prévu de faire pour se sprint mais que nous n'avons pas eu le temps de finir :</text:span></text:p>
      <text:p text:style-name="P43"><text:tab/>- Ajouter les informations à un produit <text:span text:style-name="T18">(côté Administrateur)</text:span></text:p>
      <text:p text:style-name="P42"><text:tab/>- Peuplement de la DB via un fichier xml</text:p>
      <text:p text:style-name="P42"><text:tab/>- Supprimer produit du caddie <text:span text:style-name="T19">(côté Client )</text:span></text:p>
      <text:p text:style-name="P42"><text:tab/>- Gestion des droits sur l'API <text:span text:style-name="T48">REST</text:span></text:p>
      <text:p text:style-name="P42"><text:tab/>- Se déconnecter <text:span text:style-name="T19">(IHM)</text:span></text:p>
      <text:p text:style-name="P42"><text:tab/>- S'inscrire <text:span text:style-name="T19">(IHM)</text:span></text:p>
      <text:p text:style-name="P42"><text:tab/>- Se connecter <text:span text:style-name="T19">(IHM)</text:span></text:p>
      <text:p text:style-name="P41"/>
      <text:p text:style-name="P56">Nous avons identifié de nombreux points positifs pour ce sprint. </text:p>
      <text:p text:style-name="P56">D’abord la mise en place des outils permettant la gestion des ressources humaines et techniques du projet, avec notamment Github pour la gestion des versions du code et Trello pour la gestion <text:s/>des tickets et comme support du fonctionnement Agile. </text:p>
      <text:p text:style-name="P56"><text:span text:style-name="T13">Nous avons aussi noté une progression générale de l'équipe sur les technologies utilisés pour le projet (EJB/JPA, Angular, BootStrap, css, …) et une bonne cohésion entre les membres du groupe. Qui se traduit par une bonne entente général et de bon consensus sur les décisions prises</text:span></text:p>
      <text:p text:style-name="P57">Nous avons aussi abordé les points négatifs de notre projet, et plus particulièrement la mise en route lente du projet à différents niveaux (codage et méthodologie agile) et les sprints commencé trop tard. Il a aussi été noté la mauvaise évaluation de la quantité de travail possible pour le groupe sur un seul sprint, ainsi que la description des tâches trop générales qui rend difficiles leurs évaluations sur des sprints de petite.</text:p>
      <text:p text:style-name="P39"/>
      <text:p text:style-name="P39"><text:soft-page-break/></text:p>
      <text:p text:style-name="P58"><text:span text:style-name="T20">E</text:span>nfin nous avons défini les points qu'il nous fallait améliorer pour les sprints suivants :</text:p>
      <text:p text:style-name="P58"><text:span text:style-name="T21">D'abord a</text:span>voir des tâches plus précises dans leurs descriptions <text:span text:style-name="T21">afin de ne pas avoir d’ambiguïté sur le travail à faire. Ensuite a</text:span>mélior<text:span text:style-name="T21">er notre</text:span> évaluation du nombre de tâche réalisable <text:span text:style-name="T21">sur un sprint</text:span>. <text:span text:style-name="T21">Enfin a</text:span>mélior<text:span text:style-name="T21">er</text:span> l'écoute entre les membres du groupe <text:span text:style-name="T21">pour facilite le travail de chacun.</text:span></text:p>
      <text:p text:style-name="P39"/>
      <text:p text:style-name="P39"/>
      <text:p text:style-name="P40"/>
      <text:h text:style-name="P30" text:outline-level="1">Sprint 2 <text:span text:style-name="T22">du 11 Novembre au 18 Novembre</text:span></text:h>
      <text:p text:style-name="P60">Voici la liste des billets que nous avons réalisé lors de se sprint :</text:p>
      <text:p text:style-name="P60"><text:tab/>- <text:span text:style-name="T23">Peuplement de la base de donnée via un fichier XML</text:span></text:p>
      <text:p text:style-name="P60"><text:span text:style-name="T23"><text:tab/>- Se déconnecter (IHM)</text:span></text:p>
      <text:p text:style-name="P60"><text:span text:style-name="T23"><text:tab/>- S'inscrire (IHM)</text:span></text:p>
      <text:p text:style-name="P60"><text:span text:style-name="T23"><text:tab/>- Se connecter (IHM)</text:span></text:p>
      <text:p text:style-name="P60"><text:span text:style-name="T23"><text:tab/>- Gestion droit pour les membres (redirection login)</text:span></text:p>
      <text:p text:style-name="P44"><text:span text:style-name="T18">Et voici la liste des billets que nous avions prévu de faire pour se sprint mais que nous n'avons pas eu le temps de finir :</text:span></text:p>
      <text:p text:style-name="P44"><text:span text:style-name="T18"><text:tab/></text:span>- Ajouter des informations produit</text:p>
      <text:p text:style-name="P44"><text:tab/>- Afficher la galerie</text:p>
      <text:p text:style-name="P44"><text:tab/>- <text:span text:style-name="T24">S</text:span>upprimer un produit du caddie</text:p>
      <text:p text:style-name="P44"><text:line-break/><text:span text:style-name="T24">Nous avions aussi commencé une tâche sur plusieurs sprint qui était :</text:span></text:p>
      <text:p text:style-name="P44"><text:tab/>- Modification de la version bootstrap utilisée</text:p>
      <text:p text:style-name="P44"><text:tab/>- <text:span text:style-name="T27">Panneau de recherche</text:span></text:p>
      <text:p text:style-name="P44"/>
      <text:p text:style-name="P72">Par rapport au précédent sprint nous avons retenu une meilleure organisation du groupe, ainsi qu'un nombre de billet non-terminés moins important que lors de la précédente semaine.</text:p>
      <text:p text:style-name="P73">Nous avons cependant noté un base du travail effectué par rapport à la semaine précédente, en partie due à un travail plus important demandé dans d'autres matières.</text:p>
      <text:p text:style-name="P46"><text:span text:style-name="T25">Nous avons donc par conséquent décidé d'améliorer notre gestion du temps de travail pour les prochains sprint.</text:span></text:p>
      <text:p text:style-name="P45"><text:span text:style-name="T26">Lors de ce spring nous avons rencontrer <text:s/>d'important problème avec le gestionnaire de version Github.</text:span></text:p>
      <text:h text:style-name="P31" text:outline-level="1">Sprint 3 <text:span text:style-name="T28">du 18 Novembre au 25 Novembre</text:span></text:h>
      <text:p text:style-name="P61">Voici la liste des billets que nous avons réalisé lors de se sprint :</text:p>
      <text:p text:style-name="P61"><text:tab/>- <text:span text:style-name="T27">Affichage des informations produits (Admin)</text:span></text:p>
      <text:p text:style-name="P61"><text:span text:style-name="T23"><text:tab/>- Panneau de recherche</text:span></text:p>
      <text:p text:style-name="P61"><text:span text:style-name="T23"><text:tab/>- Rechercher un produit par marque</text:span></text:p>
      <text:p text:style-name="P61"><text:span text:style-name="T23"><text:tab/>- Ajouter les informations du produits</text:span></text:p>
      <text:p text:style-name="P61"><text:span text:style-name="T23"><text:tab/>- Améliorer la sécurité en protégeant les informations utilisateurs</text:span></text:p>
      <text:p text:style-name="P61"><text:span text:style-name="T23"><text:tab/>- Droit d'administration</text:span></text:p>
      <text:p text:style-name="P61"><text:span text:style-name="T23"><text:tab/>- Ajouter produit au caddie (Serveur)</text:span></text:p>
      <text:p text:style-name="P61"><text:span text:style-name="T23"><text:tab/>- Passage de bootstrap 3 à 2 (Client)</text:span></text:p>
      <text:p text:style-name="P74"><text:span text:style-name="T18">P</text:span>as de tâche prévu mais non fini pour ce sprint.</text:p>
      <text:p text:style-name="P74"/>
      <text:p text:style-name="P75">Le faite d'avoir terminé toute les tâches qui avaient été prévu pour ce spring, nous montre que nous arrivons a beaucoup mieux estimer nos capacités de travail. On note encore une amélioration des connaissances dans les outils et technologies utilisés. Nous avons <text:span text:style-name="T29">choisit de revenir sur nos décisions techniques (bootstrap) qui nous a coûté du temps.</text:span></text:p>
      <text:p text:style-name="P75">- Cohésion d'équipe autour du beaujolais nouveau<text:line-break/></text:p>
      <text:p text:style-name="Text_20_body"><text:span text:style-name="T30">Remarque : </text:span><text:line-break/>L'harmonisation des techno<text:span text:style-name="T30">logies</text:span> utilisées a été fastidieuse et n'aurait pas du arriver. Elles auraient du être harmoniser dès le début.</text:p>
      <text:p text:style-name="Text_20_body"/>
      <text:p text:style-name="P74"/>
      <text:p text:style-name="P74"/>
      <text:p text:style-name="P74"/>
      <text:h text:style-name="P32" text:outline-level="1">Sprint 4 du 25 Novembre au 2 Décembre</text:h>
      <text:p text:style-name="P62">Voici la liste des billets que nous avons réalisé lors de se sprint :</text:p>
      <text:p text:style-name="P62"><text:tab/>- <text:span text:style-name="T31">Supprimer produit du caddie (IHM/Serveur)</text:span></text:p>
      <text:p text:style-name="P62"><text:span text:style-name="T23"><text:tab/>- Fusion de deux caddies (Serveur) si un utilisateur se connecte après avoir mis des articles dans son caddie</text:span></text:p>
      <text:p text:style-name="P62"><text:span text:style-name="T23"><text:tab/>- Afficher un produit avec tout ses détails</text:span></text:p>
      <text:p text:style-name="P62"><text:span text:style-name="T23"><text:tab/>- Éditer les informations générales du profil (Pour un client)</text:span></text:p>
      <text:p text:style-name="P62"><text:span text:style-name="T23"><text:tab/>- Ajouter un achat ou un abonnement a un client</text:span></text:p>
      <text:p text:style-name="P47"><text:span text:style-name="T18">Et voici la liste des billets que nous avions prévu de faire pour se sprint mais que nous n'avons pas eu le temps de finir :</text:span></text:p>
      <text:p text:style-name="P48"><text:span text:style-name="T18"><text:tab/>- Espace client: ajouter adresses de livraison</text:span></text:p>
      <text:p text:style-name="P48"><text:span text:style-name="T18"><text:tab/>- Ajouter info de paiement</text:span></text:p>
      <text:p text:style-name="P48"><text:span text:style-name="T18"><text:tab/>- IHM chaîne de paiement</text:span></text:p>
      <text:p text:style-name="P20"><text:span text:style-name="T24">Nous avions aussi commencé une tâche sur plusieurs sprint qui était :</text:span></text:p>
      <text:p text:style-name="P21"><text:tab/>- Accueil</text:p>
      <text:p text:style-name="P21"><text:span text:style-name="T14"><text:tab/>- Recherche sur le flux</text:span></text:p>
      <text:p text:style-name="P21"><text:span text:style-name="T14"><text:tab/>- Changer quantité produit caddie</text:span></text:p>
      <text:p text:style-name="P39"/>
      <text:p text:style-name="P76">Nous avons eu des retours s<text:span text:style-name="T32">uite à notre demande, sur notre cahier des charges et nous avons donc put le modifier en conséquence.</text:span></text:p>
      <text:p text:style-name="P77"><text:span text:style-name="T32">C</text:span>ependant nous n'avions pas anticipé le temps de travail pour la réalisation des documents. Ainsi qu'une prise en compte trop tardive d'un mauvais choix de conception (Un seul caddie côté serveur, alors que nous voulions en utiliser plusieurs côté IHM). Nous avons de nouveau eu des problèmes sur l'estimation de notre capacité de travail par rapport à notre temps disponible.</text:p>
      <text:p text:style-name="P49"><text:span text:style-name="T33">Nous avons prit la décision de travailler plus sur ce projet, étant donné l’allégement des cours et du travaille des autres matières. Ainsi que de mettre plusieurs personne</text:span> sur une même tâche, pour résoudre les problèmes plus rapidement</text:p>
      <text:p text:style-name="P63"><text:span text:style-name="T23"/></text:p>
      <text:h text:style-name="P33" text:outline-level="1">Sprint 5 du 2 Décembre au 9 Décembre</text:h>
      <text:p text:style-name="P64">Voici la liste des billets que nous avons réalisé lors de se sprint :</text:p>
      <text:p text:style-name="P64"><text:tab/>- <text:span text:style-name="T34">Rechercher un produit sur le flux</text:span></text:p>
      <text:p text:style-name="P64"><text:span text:style-name="T23"><text:tab/>- Éditer adresses de livraison</text:span></text:p>
      <text:p text:style-name="P64"><text:span text:style-name="T23"><text:tab/>- Ajouter des adresses de livraison ()</text:span></text:p>
      <text:p text:style-name="P64"><text:span text:style-name="T23"><text:tab/>- Éditer les informations générales du profil (Pour un client)</text:span></text:p>
      <text:p text:style-name="P64"><text:span text:style-name="T23"><text:tab/>- Éditer abonnement</text:span></text:p>
      <text:p text:style-name="P64"><text:span text:style-name="T23"><text:tab/>- Ajouter des produits à un abonnement</text:span></text:p>
      <text:p text:style-name="P64"><text:span text:style-name="T23"><text:tab/>- Documentation : Prioriser les tâches</text:span></text:p>
      <text:p text:style-name="P64"><text:span text:style-name="T23"><text:tab/>- Changer quantité produit du caddie (Serveur)</text:span></text:p>
      <text:p text:style-name="P51"><text:span text:style-name="T23"><text:tab/>- Changer quantité produit dans abonnement</text:span></text:p>
      <text:p text:style-name="P52"><text:span text:style-name="T18">Et voici la liste des billets que nous avions prévu de faire pour se sprint mais que nous n'avons pas eu le temps de finir :</text:span></text:p>
      <text:p text:style-name="P52"><text:span text:style-name="T36"><text:tab/>- Accueil</text:span> : <text:span text:style-name="T35">récupérer</text:span> des articles dans la base de données et les <text:span text:style-name="T37">afficher</text:span></text:p>
      <text:p text:style-name="P52"/>
      <text:p text:style-name="P51"><text:span text:style-name="T38">Le faite d'avoir mit plusieurs personne en même temps sur certaines tâches a été efficace.</text:span></text:p>
      <text:p text:style-name="P51"><text:span text:style-name="T38">D'un autre côté nous avons encore eu une modification de</text:span> conception (<text:span text:style-name="T38">Caddie,</text:span> <text:span text:style-name="T38">Abonnement</text:span> <text:span text:style-name="T38">et</text:span> Article) <text:span text:style-name="T39">et nous avons consacré trop de temps aux articles par rapport à leurs priorités.</text:span></text:p>
      <text:p text:style-name="P51"><text:span text:style-name="T39">Nous trouvons que notre progression générale sur les tâches est satisfaisante</text:span>, mais la charge de travail restante reste encore importante</text:p>
      <text:p text:style-name="P51"><text:span text:style-name="T11"/></text:p>
      <text:h text:style-name="P33" text:outline-level="1">Sprint 6 du 9 Décembre au 16 Décembre</text:h>
      <text:p text:style-name="P65">Voici la liste des billets que nous avons réalisé lors de se sprint :</text:p>
      <text:p text:style-name="P65"><text:tab/>- <text:span text:style-name="T40">Gestion des erreurs pour guider l'utilisateur</text:span></text:p>
      <text:p text:style-name="P65"><text:span text:style-name="T23"><text:tab/>- Créer un abonnement</text:span></text:p>
      <text:p text:style-name="P65"><text:span text:style-name="T23"><text:tab/>- Overlay pour un produit</text:span></text:p>
      <text:p text:style-name="P65"><text:span text:style-name="T23"><text:tab/>- Accueil</text:span></text:p>
      <text:p text:style-name="P53"><text:span text:style-name="T23"><text:tab/>- Pop-up pour le choix de l'envoie d'un produit lors d'un ajout.</text:span></text:p>
      <text:p text:style-name="P54"><text:span text:style-name="T18">Et voici la liste des billets que nous avions prévu de faire pour se sprint mais que nous n'avons pas eu le temps de finir :</text:span></text:p>
      <text:p text:style-name="P54"><text:tab/>- <text:span text:style-name="T40">A</text:span>jout d'une image pour un produit</text:p>
      <text:p text:style-name="P53"/>
      <text:p text:style-name="P39"><text:span text:style-name="T41">Pour notre dernier sprint presque tout les billets ont été terminés. Mais les dossiers ne sont pas tout à fait fini,</text:span> il manque encore des détails et des changements on été fais sur la conception. <text:span text:style-name="T41">Et une partie du groupe ont des problèmes pour</text:span> savoir exactement ce qu'ils font.</text:p>
      <text:p text:style-name="P50"/>
      <text:p text:style-name="P50"/>
      <text:h text:style-name="P34" text:outline-level="1">Sprint <text:span text:style-name="T45">7 du 16 Décembre au 19 Décembre</text:span></text:h>
      <text:p text:style-name="P79">Nous avons profité de cette semaine bloqué pour le projet d'ECOM, pour nous regroupé afin de régler les derniers problèmes et dernière chose importante. <text:span text:style-name="T46">Nous avons donc défini au début de chaque journée les tâches à effectuer pour la journée. Étant donné que nous étions dans la même salle toute la journée, nous n'avons pas vraiment utilisé Trello, nous avons noté sur le tableau la liste des tâches. </text:span></text:p>
      <text:p text:style-name="P66"/>
      <text:p text:style-name="P66">Voici la liste des <text:span text:style-name="T46">tâches</text:span> que nous avons réalisé lors de <text:span text:style-name="T46">ces trois jours</text:span> :</text:p>
      <text:p text:style-name="P67"><text:tab/><text:span text:style-name="T15">- Caddie/Abonnement</text:span></text:p>
      <text:p text:style-name="P66"><text:span text:style-name="T15"><text:tab/>- Administration liste des utilisateurs</text:span></text:p>
      <text:p text:style-name="P66"><text:span text:style-name="T15"><text:tab/>- Administration liste des abonnements</text:span></text:p>
      <text:p text:style-name="P69"><text:tab/>- <text:span text:style-name="T42">Feedback sur pop-up d'adresse</text:span></text:p>
      <text:p text:style-name="P69"><text:span text:style-name="T42"><text:tab/>- Améliorer l'esthétique de l'accueil<text:tab/> </text:span></text:p>
      <text:p text:style-name="P69"><text:tab/>- <text:span text:style-name="T42">Rajout de l'historique d'achat et d'abonnement (Pour un client)</text:span></text:p>
      <text:p text:style-name="P70"><text:tab/>- <text:span text:style-name="T16">Reset Password</text:span></text:p>
      <text:p text:style-name="P69"><text:tab/>- <text:span text:style-name="T43">D'avantage de notification</text:span></text:p>
      <text:p text:style-name="P69"><text:span text:style-name="T43"><text:tab/>- Bouton « Ajouter au Caddie »</text:span></text:p>
      <text:p text:style-name="P22"><text:span text:style-name="T15"><text:tab/>- Finalisation Abonnement et débogage</text:span></text:p>
      <text:p text:style-name="P22"><text:span text:style-name="T15"><text:tab/>- Chaîne de Paiement</text:span></text:p>
      <text:p text:style-name="P78"><text:span text:style-name="T16"><text:tab/>- CGU/CGV</text:span></text:p>
      <text:p text:style-name="P71"><text:span text:style-name="T42"><text:tab/>- Applicateur (IHM)<text:tab/> </text:span></text:p>
      <text:p text:style-name="P71"><text:tab/>- <text:span text:style-name="T44">Améliorer l'esthétique du bas de page</text:span></text:p>
      <text:p text:style-name="P71"><text:tab/>- <text:span text:style-name="T44">Améliorer l'esthétique des tries</text:span></text:p>
      <text:p text:style-name="P71"><text:tab/>- <text:span text:style-name="T44">Nom et Prénom sur les adresses</text:span></text:p>
      <text:p text:style-name="P71"><text:span text:style-name="T43"><text:tab/>- FAQ</text:span></text:p>
      <text:h text:style-name="P35" text:outline-level="1"><text:span text:style-name="T43">Conclusion</text:span></text:h>
      <text:p text:style-name="P55"/>
      <text:p text:style-name="P82"><text:span text:style-name="T43">F</text:span>aut il une conclusion ? A priori non pour mo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OpenSymbol1" svg:font-family="OpenSymbol" style:font-family-generic="system"/>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1.101cm" style:contextual-spacing="false"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contextual-spacing="false"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left="0.083cm" fo:margin-right="0cm" fo:margin-top="0cm" fo:margin-bottom="0cm" style:contextual-spacing="false"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55"><draw:image xlink:href="Pictures/100002010000015E0000007069657746.png" xlink:type="simple" xlink:show="embed" xlink:actuate="onLoad"/></draw:frame><draw:rect text:anchor-type="paragraph" draw:z-index="41" draw:style-name="Mgr1" draw:text-style-name="MP2" svg:width="3.315cm" svg:height="1.087cm" svg:x="15.683cm" svg:y="24.876cm"><text:p/></draw:rect><draw:rect text:anchor-type="paragraph" draw:z-index="27" draw:style-name="Mgr2" draw:text-style-name="MP2" svg:width="4.283cm" svg:height="1.304cm" svg:x="13.518cm" svg:y="-2.002cm"><text:p/></draw:rect><draw:rect text:anchor-type="paragraph" draw:z-index="13" draw:style-name="Mgr3" draw:text-style-name="MP2" svg:width="0.251cm" svg:height="29.699cm" svg:x="-2.002cm" svg:y="28.201cm"><text:p/></draw:rect></text:p>
      </style:header>
      <style:footer>
        <text:p text:style-name="MP3"><text:tab/><text:tab/><text:span text:style-name="MT1"><text:page-number text:select-page="current">14</text:page-number></text:span><text:span text:style-name="MT1">/</text:span><text:span text:style-name="MT1"><text:page-count>14</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1DT2H16M47S</meta:editing-duration>
    <meta:editing-cycles>261</meta:editing-cycles>
    <meta:generator>LibreOffice/4.1.2.3$Windows_x86 LibreOffice_project/40b2d7fde7e8d2d7bc5a449dc65df4d08a7dd38</meta:generator>
    <dc:date>2013-12-18T17:41:43.694000000</dc:date>
    <meta:document-statistic meta:table-count="2" meta:image-count="1" meta:object-count="0" meta:page-count="14" meta:paragraph-count="173" meta:word-count="2009" meta:character-count="11594" meta:non-whitespace-character-count="9638"/>
  </office:meta>
</office:document-meta>
</file>